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2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  <style:text-properties fo:color="#ffffff" fo:font-size="66pt" style:font-size-asian="18pt" style:font-size-complex="18pt"/>
    </style:style>
    <style:style style:name="P6" style:family="paragraph">
      <loext:graphic-properties draw:fill="solid" draw:fill-color="#ff0000"/>
      <style:paragraph-properties fo:text-align="center"/>
      <style:text-properties fo:color="#ffffff" style:text-position="-33% 58%" style:font-name="Source Sans Pro Semibold" fo:font-size="66pt" fo:font-weight="600" style:font-size-asian="18pt" style:font-size-complex="18pt"/>
    </style:style>
    <style:style style:name="P7" style:family="paragraph">
      <loext:graphic-properties draw:fill="solid" draw:fill-color="#ff0000"/>
      <style:paragraph-properties fo:text-align="center"/>
      <style:text-properties fo:color="#ffffff" style:font-name="Source Sans Pro Semibold" fo:font-size="66pt" fo:font-weight="600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weight="600"/>
    </style:style>
    <style:style style:name="T3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3cm" svg:x="17cm" svg:y="6cm">
          <text:p text:style-name="P5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11cm">
          <text:p text:style-name="P5"><text:span text:style-name="T2">Wirbe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16cm">
          <text:p text:style-name="P5"><text:span text:style-name="T2">Windmühl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4cm" svg:height="6cm" svg:x="1.9cm" svg:y="24cm">
          <text:p text:style-name="P8"><text:span text:style-name="T3">Au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21cm">
          <text:p text:style-name="P5"><text:span text:style-name="T2">Pulsier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26T07:31:32.591000000</dc:date>
    <meta:editing-duration>PT35M7S</meta:editing-duration>
    <meta:editing-cycles>11</meta:editing-cycles>
    <meta:generator>LibreOffice/5.3.7.2$Windows_X86_64 LibreOffice_project/6b8ed514a9f8b44d37a1b96673cbbdd077e24059</meta:generator>
    <meta:document-statistic meta:object-count="15"/>
  </office:meta>
</office:document-meta>
</file>